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9846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ching</text:h>
      <text:p text:style-name="Standard">In order to participate in matches, a member must register himself to a wait list.</text:p>
      <text:p text:style-name="Standard">Upon receive request, the system will try to form a match contains member that have request time most closed to the moment the person register. After that, the system will automatically remove the person from wait list.</text:p>
      <text:p text:style-name="Standard"/>
      <text:p text:style-name="Standard">The match will start as soon as it have 2 members. There will be 10 seconds for other maximum 3 members to join. After that, questions will be distributed to members and the match is started.</text:p>
      <text:p text:style-name="Standard"/>
      <text:p text:style-name="Standard">After a person finish a match, he can re-register himself to wait list so that he can join another match.</text:p>
      <text:p text:style-name="Standard"/>
      <text:p text:style-name="Standard">There are some problems need to be considered:</text:p>
      <text:p text:style-name="P2">In which manner should we make sense of which match a user belong to, which user a match contains</text:p>
      <text:p text:style-name="P3">The first part can be answered using an independent hash &lt;user-id, match&gt;</text:p>
      <text:p text:style-name="P3">The second part can be answered using another independent hash &lt;match-id, list of users&gt;</text:p>
      <text:p text:style-name="P1"><text:tab/>In which manner should we determine a user as disconnected from a match</text:p>
      <text:p text:style-name="P1"><text:tab/><text:tab/>If last signal is 5 seconds older.</text:p>
      <text:p text:style-name="P1"><text:tab/></text:p>
      <text:p text:style-name="P2">In which manner should we determine a user is re-connected to a match</text:p>
      <text:p text:style-name="P3">No, we do not allow re-connected. Once user is disconnected from a match, he is treated as given up.</text:p>
      <text:p text:style-name="P1"/>
      <text:p text:style-name="P2">In which manner should we give user a chance to give up a match and rejoin another match</text:p>
      <text:p text:style-name="P3">User can make a RPC call to give up and let the server give him a new match</text:p>
      <text:p text:style-name="P3">Up on receive that RPC call, server change user status in match, and alter &lt;user-id, match&gt; hash so that user no longer associate with the match</text:p>
      <text:p text:style-name="P1"><text:tab/></text:p>
      <text:p text:style-name="P2">In which manner should we treat a match that one user has been waiting for a very long time</text:p>
      <text:p text:style-name="P3">Any match that is 5 seconds old without having more than 1 players, it will be removed. A new match shall be created.</text:p>
      <text:p text:style-name="P2"/>
      <text:p text:style-name="P2">In which manner should we treat a match of 2, 3, or 4 users but dropped to 1 user (other users has either disconnected or given up) before the match really begin?</text:p>
      <text:p text:style-name="P3">Any match that doesn't have enough 2 active members up on start time will be deleted. The last user remains in the match will be treated as user who doesn't have match at all and is looking for a match. He may join any other existing match or reform a new match</text:p>
      <text:p text:style-name="P3"/>
      <text:p text:style-name="P3">Any user that remains active when the match started but disconnected once the match started will be treated as given up. Given up user will be minus score and re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uong Nguyen</meta:initial-creator>
    <meta:creation-date>2010-02-06T15:10:01</meta:creation-date>
    <dc:date>2010-04-15T22:48:50</dc:date>
    <dc:creator>Phuong Nguyen</dc:creator>
    <meta:editing-duration>PT01H53M07S</meta:editing-duration>
    <meta:editing-cycles>6</meta:editing-cycles>
    <meta:generator>OpenOffice.org/3.1$Unix OpenOffice.org_project/310m19$Build-9420</meta:generator>
    <meta:document-statistic meta:table-count="0" meta:image-count="0" meta:object-count="0" meta:page-count="1" meta:paragraph-count="23" meta:word-count="432" meta:character-count="2295"/>
  </office:meta>
</office:document-meta>
</file>